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NonStreamValue.ge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NonStreamValue.BaseNonStrea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NonStreamValue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NonStreamValue.getValueFormatException( String des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NonStreamValue.ge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NonStreamValue.ge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NonStreamValue.ge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